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enlo" svg:font-family="Menlo, 'Courier New', Terminal, monospace"/>
    <style:font-face style:name="Verdana" svg:font-family="Verdana, Helvetica, Aria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e43e" officeooo:paragraph-rsid="0018e43e"/>
    </style:style>
    <style:style style:name="P2" style:family="paragraph" style:parent-style-name="Standard">
      <style:text-properties fo:font-size="8pt" officeooo:rsid="0018e43e" officeooo:paragraph-rsid="0018e43e" style:font-size-asian="8pt" style:font-size-complex="8pt"/>
    </style:style>
    <style:style style:name="P3" style:family="paragraph" style:parent-style-name="Standard">
      <style:text-properties fo:font-size="8pt" officeooo:rsid="0019986f" officeooo:paragraph-rsid="0019986f" style:font-size-asian="8pt" style:font-size-complex="8pt"/>
    </style:style>
    <style:style style:name="P4" style:family="paragraph" style:parent-style-name="Standard">
      <style:text-properties fo:font-size="8pt" officeooo:rsid="0020878b" officeooo:paragraph-rsid="0020878b" style:font-size-asian="8pt" style:font-size-complex="8pt"/>
    </style:style>
    <style:style style:name="P5" style:family="paragraph" style:parent-style-name="Standard">
      <style:text-properties fo:font-size="8pt" fo:font-weight="normal" officeooo:rsid="0018e43e" officeooo:paragraph-rsid="0019986f" style:font-size-asian="8pt" style:font-weight-asian="normal" style:font-size-complex="8pt" style:font-weight-complex="normal"/>
    </style:style>
    <style:style style:name="P6" style:family="paragraph" style:parent-style-name="Standard">
      <style:text-properties fo:font-weight="bold" officeooo:rsid="0018e43e" officeooo:paragraph-rsid="0018e43e" style:font-weight-asian="bold" style:font-weight-complex="bold"/>
    </style:style>
    <style:style style:name="P7" style:family="paragraph" style:parent-style-name="Standard">
      <style:text-properties fo:font-weight="bold" officeooo:rsid="0018e43e" officeooo:paragraph-rsid="0019986f" style:font-weight-asian="bold" style:font-weight-complex="bold"/>
    </style:style>
    <style:style style:name="P8" style:family="paragraph" style:parent-style-name="Standard">
      <style:text-properties fo:font-size="10pt" fo:font-weight="bold" officeooo:rsid="0018e43e" officeooo:paragraph-rsid="001b79dc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8e43e" officeooo:paragraph-rsid="001f2d2d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18e43e" officeooo:paragraph-rsid="0020878b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1b79dc" officeooo:paragraph-rsid="001b79dc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paragraph-rsid="001b79dc"/>
    </style:style>
    <style:style style:name="P13" style:family="paragraph" style:parent-style-name="Standard">
      <style:text-properties fo:font-size="10pt" fo:font-weight="normal" officeooo:paragraph-rsid="001b79dc" style:font-weight-asian="normal" style:font-weight-complex="normal"/>
    </style:style>
    <style:style style:name="P14" style:family="paragraph" style:parent-style-name="Standard">
      <style:text-properties fo:font-size="10pt" fo:font-weight="normal" officeooo:rsid="001b79dc" officeooo:paragraph-rsid="001b79dc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c18dc" officeooo:paragraph-rsid="001c18dc" style:font-weight-asian="bold" style:font-weight-complex="bold"/>
    </style:style>
    <style:style style:name="P16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1b79dc" officeooo:paragraph-rsid="001f2d2d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1f2d2d" officeooo:paragraph-rsid="001f2d2d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paragraph-rsid="001f2d2d"/>
    </style:style>
    <style:style style:name="P19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1b79dc" officeooo:paragraph-rsid="001f2d2d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1f2d2d" officeooo:paragraph-rsid="001f2d2d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paragraph-rsid="0021c90e"/>
    </style:style>
    <style:style style:name="P22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23c1ff" officeooo:paragraph-rsid="0023c1ff"/>
    </style:style>
    <style:style style:name="P23" style:family="paragraph" style:parent-style-name="Standard">
      <style:text-properties fo:font-variant="normal" fo:text-transform="none" fo:color="#000000" style:font-name="Verdana" fo:font-size="9pt" fo:letter-spacing="normal" fo:font-style="normal" style:text-underline-style="solid" style:text-underline-width="auto" style:text-underline-color="font-color" fo:font-weight="normal" officeooo:rsid="0023c1ff" officeooo:paragraph-rsid="0023c1ff"/>
    </style:style>
    <style:style style:name="P24" style:family="paragraph" style:parent-style-name="Preformatted_20_Text">
      <style:text-properties fo:font-variant="normal" fo:text-transform="none" fo:color="#e6e0db" style:font-name="Menlo" fo:font-size="9.75pt" fo:letter-spacing="normal" fo:font-style="normal" fo:font-weight="normal" officeooo:rsid="0023c1ff" officeooo:paragraph-rsid="0023c1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9986f"/>
    </style:style>
    <style:style style:name="T3" style:family="text">
      <style:text-properties officeooo:rsid="001b79dc"/>
    </style:style>
    <style:style style:name="T4" style:family="text">
      <style:text-properties fo:font-variant="normal" fo:text-transform="none" fo:color="#000000" style:font-name="Verdana" fo:font-size="9pt" fo:letter-spacing="normal" fo:font-style="normal" style:font-weight-asian="bold" style:font-weight-complex="bold"/>
    </style:style>
    <style:style style:name="T5" style:family="text">
      <style:text-properties fo:font-variant="normal" fo:text-transform="none" fo:color="#000000" style:font-name="Menlo" fo:font-size="9.75pt" fo:letter-spacing="normal" fo:font-style="normal" fo:font-weight="normal"/>
    </style:style>
    <style:style style:name="T6" style:family="text">
      <style:text-properties fo:font-variant="normal" fo:text-transform="none" fo:color="#e6e0db" fo:letter-spacing="normal"/>
    </style:style>
    <style:style style:name="T7" style:family="text">
      <style:text-properties fo:font-variant="normal" fo:text-transform="none" fo:color="#e6e0db" style:font-name="Menlo" fo:font-size="9.75pt" fo:letter-spacing="normal" fo:font-style="normal" fo:font-weight="normal"/>
    </style:style>
    <style:style style:name="T8" style:family="text">
      <style:text-properties fo:font-variant="normal" fo:text-transform="none" fo:color="#e6e0db" style:font-name="Menlo" fo:font-size="9.75pt" fo:letter-spacing="normal" fo:font-style="normal" fo:font-weight="normal" fo:background-color="#151515"/>
    </style:style>
    <style:style style:name="T9" style:family="text">
      <style:text-properties fo:font-variant="normal" fo:text-transform="none" fo:color="#a4c260" style:font-name="Menlo" fo:font-size="9.75pt" fo:letter-spacing="normal" fo:font-style="normal" fo:font-weight="normal"/>
    </style:style>
    <style:style style:name="T10" style:family="text">
      <style:text-properties fo:font-variant="normal" fo:text-transform="none" fo:color="#a4c260" style:font-name="Menlo" fo:font-size="9.75pt" fo:letter-spacing="normal" fo:font-style="normal" fo:font-weight="normal" fo:background-color="#151515"/>
    </style:style>
    <style:style style:name="T11" style:family="text">
      <style:text-properties fo:font-variant="normal" fo:text-transform="none" fo:color="#cb7832" style:font-name="Menlo" fo:font-size="9.75pt" fo:letter-spacing="normal" fo:font-style="normal" fo:font-weight="normal"/>
    </style:style>
    <style:style style:name="T12" style:family="text">
      <style:text-properties fo:font-variant="normal" fo:text-transform="none" fo:color="#ffc56d" style:font-name="Menlo" fo:font-size="9.75pt" fo:letter-spacing="normal" fo:font-style="normal" fo:font-weight="normal"/>
    </style:style>
    <style:style style:name="T13" style:family="text">
      <style:text-properties fo:font-variant="normal" fo:text-transform="none" fo:color="#6c9cbd" style:font-name="Menlo" fo:font-size="9.75pt" fo:letter-spacing="normal" fo:font-style="normal" fo:font-weight="normal" fo:background-color="#151515"/>
    </style:style>
    <style:style style:name="T14" style:family="text">
      <style:text-properties style:font-size-asian="10pt" style:font-weight-asian="bold" style:font-size-complex="10pt" style:font-weight-complex="bold"/>
    </style:style>
    <style:style style:name="T15" style:family="text">
      <style:text-properties officeooo:rsid="0018e43e" style:font-size-asian="10pt" style:font-weight-asian="bold" style:font-size-complex="10pt" style:font-weight-complex="bold"/>
    </style:style>
    <style:style style:name="T16" style:family="text">
      <style:text-properties officeooo:rsid="001b79dc" style:font-size-asian="10pt" style:font-weight-asian="bold" style:font-size-complex="10pt" style:font-weight-complex="bold"/>
    </style:style>
    <style:style style:name="T17" style:family="text">
      <style:text-properties officeooo:rsid="0020878b" style:font-size-asian="10pt" style:font-weight-asian="bold" style:font-size-complex="10pt" style:font-weight-complex="bold"/>
    </style:style>
    <style:style style:name="T18" style:family="text">
      <style:text-properties style:font-size-asian="10pt" style:font-size-complex="10pt"/>
    </style:style>
    <style:style style:name="T19" style:family="text">
      <style:text-properties officeooo:rsid="001b79dc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18e43e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1f2d2d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20878b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21c90e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018e43e" style:font-weight-asian="bold" style:font-weight-complex="bold"/>
    </style:style>
    <style:style style:name="T27" style:family="text">
      <style:text-properties fo:font-size="10pt" fo:font-weight="bold" officeooo:rsid="001f2d2d" style:font-weight-asian="bold" style:font-weight-complex="bold"/>
    </style:style>
    <style:style style:name="T28" style:family="text">
      <style:text-properties fo:font-size="10pt" fo:font-weight="bold" officeooo:rsid="0020878b" style:font-weight-asian="bold" style:font-weight-complex="bold"/>
    </style:style>
    <style:style style:name="T29" style:family="text">
      <style:text-properties fo:font-size="10pt" fo:font-weight="bold" officeooo:rsid="0021c90e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f2d2d" style:font-weight-asian="bold" style:font-weight-complex="bold"/>
    </style:style>
    <style:style style:name="T32" style:family="text">
      <style:text-properties fo:font-weight="bold" style:font-size-asian="10pt" style:font-weight-asian="bold" style:font-size-complex="10pt" style:font-weight-complex="bold"/>
    </style:style>
    <style:style style:name="T33" style:family="text">
      <style:text-properties fo:font-weight="bold" officeooo:rsid="001b79dc" style:font-size-asian="10pt" style:font-weight-asian="bold" style:font-size-complex="10pt" style:font-weight-complex="bold"/>
    </style:style>
    <style:style style:name="T34" style:family="text">
      <style:text-properties officeooo:rsid="001da026"/>
    </style:style>
    <style:style style:name="T35" style:family="text">
      <style:text-properties officeooo:rsid="001f2d2d"/>
    </style:style>
    <style:style style:name="T36" style:family="text">
      <style:text-properties fo:color="#cb7832" style:font-name="Menlo" fo:font-size="9.75pt" fo:font-style="normal" fo:font-weight="normal"/>
    </style:style>
    <style:style style:name="T37" style:family="text">
      <style:text-properties fo:color="#cb7832" style:font-name="Menlo" fo:font-size="9.75pt" fo:font-weight="bold" style:font-size-asian="10pt" style:font-weight-asian="bold" style:font-size-complex="10pt" style:font-weight-complex="bold"/>
    </style:style>
    <style:style style:name="T38" style:family="text">
      <style:text-properties fo:color="#cb7832" fo:font-size="10pt" fo:font-weight="bold" style:font-weight-asian="bold" style:font-weight-complex="bold"/>
    </style:style>
    <style:style style:name="T39" style:family="text">
      <style:text-properties fo:color="#ffffff"/>
    </style:style>
    <style:style style:name="T40" style:family="text">
      <style:text-properties fo:color="#ffffff" style:font-name="Menlo" fo:font-size="9.75pt" fo:font-style="normal" fo:font-weight="normal"/>
    </style:style>
    <style:style style:name="T41" style:family="text">
      <style:text-properties fo:color="#ffffff" style:font-name="Menlo" fo:font-size="9.75pt" fo:font-weight="bold" style:font-size-asian="10pt" style:font-weight-asian="bold" style:font-size-complex="10pt" style:font-weight-complex="bold"/>
    </style:style>
    <style:style style:name="T42" style:family="text">
      <style:text-properties fo:color="#ffffff" fo:font-size="10pt" fo:font-weight="bold" style:font-weight-asian="bold" style:font-weight-complex="bold"/>
    </style:style>
    <style:style style:name="T43" style:family="text">
      <style:text-properties style:font-name="Menlo" fo:font-size="9.75pt" fo:font-style="normal" fo:font-weight="normal"/>
    </style:style>
    <style:style style:name="T44" style:family="text">
      <style:text-properties style:font-name="Menlo" fo:font-size="9.75pt" fo:font-weight="bold" style:font-size-asian="10pt" style:font-weight-asian="bold" style:font-size-complex="10pt" style:font-weight-complex="bold"/>
    </style:style>
    <style:style style:name="T45" style:family="text">
      <style:text-properties fo:color="#ffc56d" style:font-name="Menlo" fo:font-size="9.75pt" fo:font-style="normal" fo:font-weight="normal"/>
    </style:style>
    <style:style style:name="T46" style:family="text">
      <style:text-properties fo:color="#a4c260"/>
    </style:style>
    <style:style style:name="T47" style:family="text">
      <style:text-properties fo:color="#a4c260" style:font-name="Menlo" fo:font-size="9.75pt" fo:font-style="normal" fo:font-weight="normal"/>
    </style:style>
    <style:style style:name="T48" style:family="text">
      <style:text-properties fo:color="#6c9cbd"/>
    </style:style>
    <style:style style:name="T49" style:family="text">
      <style:text-properties fo:color="#6c9cbd" style:font-name="Menlo" fo:font-size="9.75pt" fo:font-style="normal" fo:font-weight="normal"/>
    </style:style>
    <style:style style:name="T50" style:family="text">
      <style:text-properties fo:color="#000000" fo:font-size="10pt" fo:font-weight="bold" style:font-weight-asian="bold" style:font-weight-complex="bold"/>
    </style:style>
    <style:style style:name="T51" style:family="text">
      <style:text-properties officeooo:rsid="002087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fer<text:span text:style-name="T34">s</text:span> this link :- http://railscasts.com/episodes/221-subdomains-in-rails-3</text:p>
      <text:p text:style-name="P7"/>
      <text:p text:style-name="P7">Step <text:span text:style-name="T2">1</text:span>) <text:span text:style-name="T2">Generate migration.</text:span></text:p>
      <text:p text:style-name="P7"/>
      <text:p text:style-name="P5"><text:tab/><text:span text:style-name="T2">rails g migration AddSubDomainToUser sub_domain:string</text:span></text:p>
      <text:p text:style-name="P5"/>
      <text:p text:style-name="P5"/>
      <text:p text:style-name="P8">Step <text:span text:style-name="T3">2</text:span>) <text:span text:style-name="T3">rake db:migrate</text:span></text:p>
      <text:p text:style-name="P6"/>
      <text:p text:style-name="P6">Step <text:span text:style-name="T3">3</text:span>) Add new Filed “subdomain” in user model that is devise.</text:p>
      <text:p text:style-name="P1"/>
      <text:p text:style-name="P1"><text:span text:style-name="T1">def configure_permitted_parameters</text:span></text:p>
      <text:p text:style-name="P2"><text:s text:c="4"/>devise_parameter_sanitizer.for(:sign_in) { |u| u.permit(:email, :password, :remember_me) }</text:p>
      <text:p text:style-name="P2"><text:s text:c="4"/>devise_parameter_sanitizer.for(:sign_up) { |u| u.permit(:name,:email, :password, :password_confirmation, :subdomain) }</text:p>
      <text:p text:style-name="P2"><text:s text:c="4"/>devise_parameter_sanitizer.for(:account_update) { |u| u.permit(:name :email, :password, :password_confirmation, :current_password,:subdomain) }</text:p>
      <text:p text:style-name="P2">end</text:p>
      <text:p text:style-name="P2"/>
      <text:p text:style-name="P10">Step <text:span text:style-name="T3">4</text:span>) <text:span text:style-name="T51">user.rb</text:span></text:p>
      <text:p text:style-name="P10"/>
      <text:p text:style-name="P4">devise :database_authenticatable, :registerable,</text:p>
      <text:p text:style-name="P4"><text:s text:c="9"/>:recoverable, :rememberable, :validatable, :trackable, request_keys: [:subdomain]</text:p>
      <text:p text:style-name="P4"/>
      <text:p text:style-name="P8">Step <text:span text:style-name="T51">5</text:span>) <text:span text:style-name="T3">add subdomain constraint. (routes.rb)</text:span></text:p>
      <text:p text:style-name="P8"/>
      <text:p text:style-name="P11">match '/albums' =&gt; "albums#index", via: [ :get, :patch ], :as =&gt; :get_photographer, :constraints =&gt; { :subdomain =&gt; /.+/ }</text:p>
      <text:p text:style-name="P11"/>
      <text:p text:style-name="P12"><text:span text:style-name="T15">Step </text:span><text:span text:style-name="T17">6</text:span><text:span text:style-name="T15">) </text:span><text:span text:style-name="T4">lib/subdomain.rb</text:span><text:span text:style-name="T16">.</text:span></text:p>
      <text:p text:style-name="P12"><text:span text:style-name="T16"/></text:p>
      <text:p text:style-name="P13"><text:span text:style-name="T19">class Subdomain</text:span></text:p>
      <text:p text:style-name="P14"><text:span text:style-name="T18"><text:s text:c="2"/>def self.matches?(request)</text:span></text:p>
      <text:p text:style-name="P14"><text:span text:style-name="T18"><text:s text:c="4"/>request.subdomain.present? &amp;&amp; request.subdomain != "www" &amp;&amp; request.subdomain != ""</text:span></text:p>
      <text:p text:style-name="P14"><text:span text:style-name="T18"><text:s text:c="2"/>end</text:span></text:p>
      <text:p text:style-name="P14"><text:span text:style-name="T18">end</text:span></text:p>
      <text:p text:style-name="P14"><text:span text:style-name="T18"/></text:p>
      <text:p text:style-name="P16"><text:span text:style-name="T21">Step </text:span><text:span text:style-name="T23">7</text:span><text:span text:style-name="T21">) </text:span><text:span text:style-name="T32">app/helpers/url_helper.rb</text:span></text:p>
      <text:p text:style-name="P16"><text:span text:style-name="T32"/></text:p>
      <text:p text:style-name="P18"><text:span text:style-name="T37">module</text:span><text:span text:style-name="T41"> </text:span><text:span text:style-name="T44">UrlHelper</text:span></text:p>
      <text:p text:style-name="Preformatted_20_Text"><text:span text:style-name="T6"><text:s/></text:span><text:s/>def with_subdomain(subdomain)</text:p>
      <text:p text:style-name="Preformatted_20_Text"><text:s text:c="4"/>subdomain = (subdomain || "")</text:p>
      <text:p text:style-name="Preformatted_20_Text"><text:s text:c="4"/>subdomain += "." unless subdomain.empty?</text:p>
      <text:p text:style-name="Preformatted_20_Text"><text:s text:c="4"/>[subdomain, request.domain, request.port_string].join</text:p>
      <text:p text:style-name="Preformatted_20_Text"><text:s text:c="2"/>end</text:p>
      <text:p text:style-name="Preformatted_20_Text"><text:s text:c="2"/></text:p>
      <text:p text:style-name="Preformatted_20_Text"><text:s text:c="2"/>def url_for(options = nil)</text:p>
      <text:p text:style-name="Preformatted_20_Text"><text:s text:c="4"/>if options.kind_of?(Hash) &amp;&amp; options.has_key?(:subdomain)</text:p>
      <text:p text:style-name="Preformatted_20_Text"><text:s text:c="6"/>options[:host] = with_subdomain(options.delete(:subdomain))</text:p>
      <text:p text:style-name="Preformatted_20_Text"><text:s text:c="4"/>end</text:p>
      <text:p text:style-name="Preformatted_20_Text"><text:s text:c="4"/>super</text:p>
      <text:p text:style-name="Preformatted_20_Text"><text:s text:c="2"/>end</text:p>
      <text:p text:style-name="Preformatted_20_Text"><text:span text:style-name="T11">end</text:span></text:p>
      <text:p text:style-name="P9"/>
      <text:p text:style-name="P9"/>
      <text:p text:style-name="P19"><text:span text:style-name="T26">Step </text:span><text:span text:style-name="T28">8</text:span><text:span text:style-name="T26">) </text:span><text:span text:style-name="T30">app/helpers/</text:span><text:span text:style-name="T31">subdomain_helper.rb</text:span></text:p>
      <text:p text:style-name="P19"><text:span text:style-name="T31"/></text:p>
      <text:p text:style-name="P19"><text:span text:style-name="T35">module SubdomainHelper</text:span></text:p>
      <text:p text:style-name="P20"><text:s text:c="2"/>def with_subdomain(subdomain)</text:p>
      <text:p text:style-name="P20"><text:s text:c="4"/>subdomain = (subdomain || "")</text:p>
      <text:p text:style-name="P20"><text:s text:c="4"/>subdomain += "." unless subdomain.empty?</text:p>
      <text:p text:style-name="P20"><text:s text:c="4"/>host = Rails.application.config.action_mailer.default_url_options[:host]</text:p>
      <text:p text:style-name="P20"><text:s text:c="4"/>[subdomain, host].join</text:p>
      <text:p text:style-name="P20"><text:s text:c="2"/>end</text:p>
      <text:p text:style-name="P20"><text:s text:c="2"/></text:p>
      <text:p text:style-name="P20"><text:s text:c="2"/>def url_for(options = nil)</text:p>
      <text:p text:style-name="P20"><text:s text:c="4"/>if options.kind_of?(Hash) &amp;&amp; options.has_key?(:subdomain)</text:p>
      <text:p text:style-name="P20"><text:soft-page-break/><text:s text:c="6"/>options[:host] = with_subdomain(options.delete(:subdomain))</text:p>
      <text:p text:style-name="P20"><text:s text:c="4"/>end</text:p>
      <text:p text:style-name="P20"><text:s text:c="4"/>super</text:p>
      <text:p text:style-name="P20"><text:s text:c="2"/>end</text:p>
      <text:p text:style-name="P20">end</text:p>
      <text:p text:style-name="P20"/>
      <text:p text:style-name="P20"/>
      <text:p text:style-name="P21"><text:span text:style-name="T21">Step </text:span><text:span text:style-name="T24">9</text:span><text:span text:style-name="T21">) </text:span><text:span text:style-name="T27">config/initializers/session_store.rb</text:span></text:p>
      <text:p text:style-name="P21"><text:span text:style-name="T27"/></text:p>
      <text:p text:style-name="Preformatted_20_Text"># requires Rails 3.0 RC or head</text:p>
      <text:p text:style-name="Preformatted_20_Text">Rails.application.config.session_store :cookie_store, :key =&gt; '_blogs_session', :domain =&gt; :all</text:p>
      <text:p text:style-name="Preformatted_20_Text"/>
      <text:p text:style-name="Preformatted_20_Text"># change top level domain size</text:p>
      <text:p text:style-name="Preformatted_20_Text">request.domain(2)</text:p>
      <text:p text:style-name="Preformatted_20_Text">request.subdomain(2)</text:p>
      <text:p text:style-name="Preformatted_20_Text">Rails.application.config.session_store :cookie_store, :key =&gt; '_blogs_session', :domain =&gt; "example.co.uk"</text:p>
      <text:p text:style-name="P21"><text:span text:style-name="T27"/></text:p>
      <text:p text:style-name="P21"><text:span text:style-name="T27"/></text:p>
      <text:p text:style-name="P21"><text:span text:style-name="T27"/></text:p>
      <text:p text:style-name="P21"><text:span text:style-name="T27"/></text:p>
      <text:p text:style-name="P23"><text:span text:style-name="T27">E</text:span><text:span text:style-name="T25">xample</text:span></text:p>
      <text:p text:style-name="P22"><text:span text:style-name="T25"/></text:p>
      <text:p text:style-name="P24"><text:span text:style-name="T50">constraints(Subdomain) </text:span><text:span text:style-name="T38">do</text:span></text:p>
      <text:p text:style-name="Preformatted_20_Text"><text:span text:style-name="T6"><text:s text:c="2"/></text:span><text:span text:style-name="T5">match '/' =&gt; 'blogs#show'</text:span></text:p>
      <text:p text:style-name="Preformatted_20_Text"><text:span text:style-name="T11">end</text:span></text:p>
      <text:p text:style-name="Preformatted_20_Text"/>
      <text:p text:style-name="Preformatted_20_Text"/>
      <text:p text:style-name="Preformatted_20_Text">&lt;%= link_to "All Blogs", root_url(:subdomain =&gt; false) %&gt;</text:p>
      <text:p text:style-name="Preformatted_20_Text"/>
      <text:p text:style-name="Preformatted_20_Text">&lt;%= link_to blog.name, root_url(:subdomain =&gt; blog.subdomain) %&gt;</text:p>
      <text:p text:style-name="Preformatted_20_Text"/>
      <text:p text:style-name="P22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enlo" svg:font-family="Menlo, 'Courier New', Terminal, monospace"/>
    <style:font-face style:name="Verdana" svg:font-family="Verdana, Helvetica, Aria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unal </meta:initial-creator>
    <meta:creation-date>2014-04-10T13:02:05.845427071</meta:creation-date>
    <meta:generator>LibreOffice/4.1.3.2$Linux_x86 LibreOffice_project/410m0$Build-2</meta:generator>
    <dc:date>2014-04-10T13:21:30.082698599</dc:date>
    <dc:creator>krunal </dc:creator>
    <meta:editing-duration>PT13M25S</meta:editing-duration>
    <meta:editing-cycles>9</meta:editing-cycles>
    <meta:document-statistic meta:table-count="0" meta:image-count="0" meta:object-count="0" meta:page-count="2" meta:paragraph-count="65" meta:word-count="243" meta:character-count="2508" meta:non-whitespace-character-count="2212"/>
  </office:meta>
</office:document-meta>
</file>